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Timo Hofma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3.64" calcext:value-type="float">
            <text:p>3.6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3:54:43.83943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6-07T13:55:30.183682000</dc:date>
    <meta:editing-duration>PT2H18M9S</meta:editing-duration>
    <meta:editing-cycles>17</meta:editing-cycles>
    <meta:generator>LibreOffice/5.1.6.2$MacOSX_X86_64 LibreOffice_project/07ac168c60a517dba0f0d7bc7540f5afa45f0909</meta:generator>
    <meta:document-statistic meta:table-count="1" meta:cell-count="52" meta:object-count="0"/>
  </office:meta>
</office:document-meta>
</file>